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764in"/>
    </style:style>
    <style:style style:name="co2" style:family="table-column">
      <style:table-column-properties fo:break-before="auto" style:column-width="0.2283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0.7862in"/>
    </style:style>
    <style:style style:name="co5" style:family="table-column">
      <style:table-column-properties fo:break-before="auto" style:column-width="0.9575in"/>
    </style:style>
    <style:style style:name="co6" style:family="table-column">
      <style:table-column-properties fo:break-before="auto" style:column-width="0.5819in"/>
    </style:style>
    <style:style style:name="co7" style:family="table-column">
      <style:table-column-properties fo:break-before="auto" style:column-width="0.7319in"/>
    </style:style>
    <style:style style:name="co8" style:family="table-column">
      <style:table-column-properties fo:break-before="auto" style:column-width="0.7752in"/>
    </style:style>
    <style:style style:name="co9" style:family="table-column">
      <style:table-column-properties fo:break-before="auto" style:column-width="1.1827in"/>
    </style:style>
    <style:style style:name="co10" style:family="table-column">
      <style:table-column-properties fo:break-before="auto" style:column-width="1.2256in"/>
    </style:style>
    <style:style style:name="co11" style:family="table-column">
      <style:table-column-properties fo:break-before="auto" style:column-width="0.6783in"/>
    </style:style>
    <style:style style:name="co12" style:family="table-column">
      <style:table-column-properties fo:break-before="auto" style:column-width="0.7217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id</text:p>
          </table:table-cell>
          <table:table-cell office:value-type="string">
            <text:p>device</text:p>
          </table:table-cell>
          <table:table-cell office:value-type="string">
            <text:p>rxtemprate0</text:p>
          </table:table-cell>
          <table:table-cell office:value-type="string">
            <text:p>rxtemprate</text:p>
          </table:table-cell>
          <table:table-cell office:value-type="string">
            <text:p>rxpositionrate0</text:p>
          </table:table-cell>
          <table:table-cell office:value-type="string">
            <text:p>rxpositionrate</text:p>
          </table:table-cell>
          <table:table-cell office:value-type="string">
            <text:p>scale</text:p>
          </table:table-cell>
          <table:table-cell office:value-type="string">
            <text:p>offset</text:p>
          </table:table-cell>
          <table:table-cell office:value-type="string">
            <text:p>mintorque</text:p>
          </table:table-cell>
          <table:table-cell office:value-type="string">
            <text:p>maxtorque</text:p>
          </table:table-cell>
          <table:table-cell office:value-type="string">
            <text:p>minspeed</text:p>
          </table:table-cell>
          <table:table-cell office:value-type="string">
            <text:p>maxspeed</text:p>
          </table:table-cell>
          <table:table-cell office:value-type="string">
            <text:p>minangle</text:p>
          </table:table-cell>
          <table:table-cell office:value-type="string">
            <text:p>maxangle</text:p>
          </table:table-cell>
        </table:table-row>
        <table:table-row table:style-name="ro1">
          <table:table-cell office:value-type="string">
            <text:p>LEG1_KNEE</text:p>
          </table:table-cell>
          <table:table-cell office:value-type="float" office:value="11">
            <text:p>11</text:p>
          </table:table-cell>
          <table:table-cell office:value-type="string">
            <text:p>fake</text:p>
          </table:table-cell>
          <table:table-cell table:formula="of:=1/15" office:value-type="float" office:value="0.0666666666666667">
            <text:p>0.0666666667</text:p>
          </table:table-cell>
          <table:table-cell table:formula="of:=[.D2]*(1+0.05*(RAND()*2-1))" office:value-type="float" office:value="0.0639642560171584">
            <text:p>0.063964256</text:p>
          </table:table-cell>
          <table:table-cell office:value-type="float" office:value="0">
            <text:p>0</text:p>
          </table:table-cell>
          <table:table-cell table:formula="of:=[.F2]*(1+0.05*(RAND()*2-1))" office:value-type="float" office:value="0">
            <text:p>0</text:p>
          </table:table-cell>
          <table:table-cell office:value-type="float" office:value="3.6875">
            <text:p>3.6875</text:p>
          </table:table-cell>
          <table:table-cell office:value-type="float" office:value="-5">
            <text:p>-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legs.minspeed}</text:p>
          </table:table-cell>
          <table:table-cell office:value-type="string">
            <text:p>${leg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G1_FEMUR</text:p>
          </table:table-cell>
          <table:table-cell office:value-type="float" office:value="12">
            <text:p>12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3]*(1+0.05*(RAND()*2-1))" office:value-type="float" office:value="0.0668714517913759">
            <text:p>0.0668714518</text:p>
          </table:table-cell>
          <table:table-cell office:value-type="float" office:value="0">
            <text:p>0</text:p>
          </table:table-cell>
          <table:table-cell table:formula="of:=[.F3]*(1+0.05*(RAND()*2-1))" office:value-type="float" office:value="0">
            <text:p>0</text:p>
          </table:table-cell>
          <table:table-cell office:value-type="float" office:value="-3.6875">
            <text:p>-3.687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legs.minspeed}</text:p>
          </table:table-cell>
          <table:table-cell office:value-type="string">
            <text:p>${leg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G1_HIP</text:p>
          </table:table-cell>
          <table:table-cell office:value-type="float" office:value="13">
            <text:p>13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4]*(1+0.05*(RAND()*2-1))" office:value-type="float" office:value="0.0660501186021914">
            <text:p>0.0660501186</text:p>
          </table:table-cell>
          <table:table-cell office:value-type="float" office:value="0">
            <text:p>0</text:p>
          </table:table-cell>
          <table:table-cell table:formula="of:=[.F4]*(1+0.05*(RAND()*2-1)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legs.minspeed}</text:p>
          </table:table-cell>
          <table:table-cell office:value-type="string">
            <text:p>${leg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G2_KNEE</text:p>
          </table:table-cell>
          <table:table-cell office:value-type="float" office:value="21">
            <text:p>21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5]*(1+0.05*(RAND()*2-1))" office:value-type="float" office:value="0.0635112314236661">
            <text:p>0.0635112314</text:p>
          </table:table-cell>
          <table:table-cell office:value-type="float" office:value="0">
            <text:p>0</text:p>
          </table:table-cell>
          <table:table-cell table:formula="of:=[.F5]*(1+0.05*(RAND()*2-1))" office:value-type="float" office:value="0">
            <text:p>0</text:p>
          </table:table-cell>
          <table:table-cell office:value-type="float" office:value="-3.6875">
            <text:p>-3.687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legs.minspeed}</text:p>
          </table:table-cell>
          <table:table-cell office:value-type="string">
            <text:p>${leg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G2_FEMUR</text:p>
          </table:table-cell>
          <table:table-cell office:value-type="float" office:value="22">
            <text:p>22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6]*(1+0.05*(RAND()*2-1))" office:value-type="float" office:value="0.0662011793907732">
            <text:p>0.0662011794</text:p>
          </table:table-cell>
          <table:table-cell office:value-type="float" office:value="0">
            <text:p>0</text:p>
          </table:table-cell>
          <table:table-cell table:formula="of:=[.F6]*(1+0.05*(RAND()*2-1))" office:value-type="float" office:value="0">
            <text:p>0</text:p>
          </table:table-cell>
          <table:table-cell office:value-type="float" office:value="3.6875">
            <text:p>3.687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legs.minspeed}</text:p>
          </table:table-cell>
          <table:table-cell office:value-type="string">
            <text:p>${leg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G2_HIP</text:p>
          </table:table-cell>
          <table:table-cell office:value-type="float" office:value="23">
            <text:p>23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7]*(1+0.05*(RAND()*2-1))" office:value-type="float" office:value="0.0689613654992233">
            <text:p>0.0689613655</text:p>
          </table:table-cell>
          <table:table-cell office:value-type="float" office:value="0">
            <text:p>0</text:p>
          </table:table-cell>
          <table:table-cell table:formula="of:=[.F7]*(1+0.05*(RAND()*2-1)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legs.minspeed}</text:p>
          </table:table-cell>
          <table:table-cell office:value-type="string">
            <text:p>${leg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G3_KNEE</text:p>
          </table:table-cell>
          <table:table-cell office:value-type="float" office:value="31">
            <text:p>31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8]*(1+0.05*(RAND()*2-1))" office:value-type="float" office:value="0.0635903463854144">
            <text:p>0.0635903464</text:p>
          </table:table-cell>
          <table:table-cell office:value-type="float" office:value="0">
            <text:p>0</text:p>
          </table:table-cell>
          <table:table-cell table:formula="of:=[.F8]*(1+0.05*(RAND()*2-1))" office:value-type="float" office:value="0">
            <text:p>0</text:p>
          </table:table-cell>
          <table:table-cell office:value-type="float" office:value="-3.6875">
            <text:p>-3.687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legs.minspeed}</text:p>
          </table:table-cell>
          <table:table-cell office:value-type="string">
            <text:p>${leg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G3_FEMUR</text:p>
          </table:table-cell>
          <table:table-cell office:value-type="float" office:value="32">
            <text:p>32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9]*(1+0.05*(RAND()*2-1))" office:value-type="float" office:value="0.0672756456242253">
            <text:p>0.0672756456</text:p>
          </table:table-cell>
          <table:table-cell office:value-type="float" office:value="0">
            <text:p>0</text:p>
          </table:table-cell>
          <table:table-cell table:formula="of:=[.F9]*(1+0.05*(RAND()*2-1))" office:value-type="float" office:value="0">
            <text:p>0</text:p>
          </table:table-cell>
          <table:table-cell office:value-type="float" office:value="3.6875">
            <text:p>3.6875</text:p>
          </table:table-cell>
          <table:table-cell office:value-type="float" office:value="2.5">
            <text:p>2.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legs.minspeed}</text:p>
          </table:table-cell>
          <table:table-cell office:value-type="string">
            <text:p>${leg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G3_HIP</text:p>
          </table:table-cell>
          <table:table-cell office:value-type="float" office:value="33">
            <text:p>33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10]*(1+0.05*(RAND()*2-1))" office:value-type="float" office:value="0.0660855818291505">
            <text:p>0.0660855818</text:p>
          </table:table-cell>
          <table:table-cell office:value-type="float" office:value="0">
            <text:p>0</text:p>
          </table:table-cell>
          <table:table-cell table:formula="of:=[.F10]*(1+0.05*(RAND()*2-1)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legs.minspeed}</text:p>
          </table:table-cell>
          <table:table-cell office:value-type="string">
            <text:p>${leg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G4_KNEE</text:p>
          </table:table-cell>
          <table:table-cell office:value-type="float" office:value="41">
            <text:p>41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11]*(1+0.05*(RAND()*2-1))" office:value-type="float" office:value="0.064190650091817">
            <text:p>0.0641906501</text:p>
          </table:table-cell>
          <table:table-cell office:value-type="float" office:value="0">
            <text:p>0</text:p>
          </table:table-cell>
          <table:table-cell table:formula="of:=[.F11]*(1+0.05*(RAND()*2-1))" office:value-type="float" office:value="0">
            <text:p>0</text:p>
          </table:table-cell>
          <table:table-cell office:value-type="float" office:value="3.6875">
            <text:p>3.687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legs.minspeed}</text:p>
          </table:table-cell>
          <table:table-cell office:value-type="string">
            <text:p>${leg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G4_FEMUR</text:p>
          </table:table-cell>
          <table:table-cell office:value-type="float" office:value="42">
            <text:p>42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12]*(1+0.05*(RAND()*2-1))" office:value-type="float" office:value="0.0677251873134325">
            <text:p>0.0677251873</text:p>
          </table:table-cell>
          <table:table-cell office:value-type="float" office:value="0">
            <text:p>0</text:p>
          </table:table-cell>
          <table:table-cell table:formula="of:=[.F12]*(1+0.05*(RAND()*2-1))" office:value-type="float" office:value="0">
            <text:p>0</text:p>
          </table:table-cell>
          <table:table-cell office:value-type="float" office:value="-3.6875">
            <text:p>-3.6875</text:p>
          </table:table-cell>
          <table:table-cell office:value-type="float" office:value="-2.5">
            <text:p>-2.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legs.minspeed}</text:p>
          </table:table-cell>
          <table:table-cell office:value-type="string">
            <text:p>${leg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G4_HIP</text:p>
          </table:table-cell>
          <table:table-cell office:value-type="float" office:value="43">
            <text:p>43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13]*(1+0.05*(RAND()*2-1))" office:value-type="float" office:value="0.0687207037738214">
            <text:p>0.0687207038</text:p>
          </table:table-cell>
          <table:table-cell office:value-type="float" office:value="0">
            <text:p>0</text:p>
          </table:table-cell>
          <table:table-cell table:formula="of:=[.F13]*(1+0.05*(RAND()*2-1)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legs.minspeed}</text:p>
          </table:table-cell>
          <table:table-cell office:value-type="string">
            <text:p>${leg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FTARM_THUMB</text:p>
          </table:table-cell>
          <table:table-cell office:value-type="float" office:value="51">
            <text:p>51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14]*(1+0.05*(RAND()*2-1))" office:value-type="float" office:value="0.0698249403511484">
            <text:p>0.0698249404</text:p>
          </table:table-cell>
          <table:table-cell office:value-type="float" office:value="0">
            <text:p>0</text:p>
          </table:table-cell>
          <table:table-cell table:formula="of:=[.F14]*(1+0.05*(RAND()*2-1)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90">
            <text:p>-9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360">
            <text:p>360</text:p>
          </table:table-cell>
          <table:table-cell office:value-type="float" office:value="500">
            <text:p>500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FTARM_TRIGGER</text:p>
          </table:table-cell>
          <table:table-cell office:value-type="float" office:value="52">
            <text:p>52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15]*(1+0.05*(RAND()*2-1))" office:value-type="float" office:value="0.0682178991753608">
            <text:p>0.0682178992</text:p>
          </table:table-cell>
          <table:table-cell office:value-type="float" office:value="0">
            <text:p>0</text:p>
          </table:table-cell>
          <table:table-cell table:formula="of:=[.F15]*(1+0.05*(RAND()*2-1))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360">
            <text:p>360</text:p>
          </table:table-cell>
          <table:table-cell office:value-type="float" office:value="500">
            <text:p>500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FTARM_MIDDLE</text:p>
          </table:table-cell>
          <table:table-cell office:value-type="float" office:value="53">
            <text:p>53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16]*(1+0.05*(RAND()*2-1))" office:value-type="float" office:value="0.0644388932300111">
            <text:p>0.0644388932</text:p>
          </table:table-cell>
          <table:table-cell office:value-type="float" office:value="0">
            <text:p>0</text:p>
          </table:table-cell>
          <table:table-cell table:formula="of:=[.F16]*(1+0.05*(RAND()*2-1)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80">
            <text:p>-18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360">
            <text:p>360</text:p>
          </table:table-cell>
          <table:table-cell office:value-type="float" office:value="500">
            <text:p>500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FTARM_RING</text:p>
          </table:table-cell>
          <table:table-cell office:value-type="float" office:value="54">
            <text:p>54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17]*(1+0.05*(RAND()*2-1))" office:value-type="float" office:value="0.0633493761656185">
            <text:p>0.0633493762</text:p>
          </table:table-cell>
          <table:table-cell office:value-type="float" office:value="0">
            <text:p>0</text:p>
          </table:table-cell>
          <table:table-cell table:formula="of:=[.F17]*(1+0.05*(RAND()*2-1)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80">
            <text:p>-18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360">
            <text:p>360</text:p>
          </table:table-cell>
          <table:table-cell office:value-type="float" office:value="500">
            <text:p>500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FTARM_FOREARM_ROTATE</text:p>
          </table:table-cell>
          <table:table-cell office:value-type="float" office:value="55">
            <text:p>55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18]*(1+0.05*(RAND()*2-1))" office:value-type="float" office:value="0.0667953574005514">
            <text:p>0.0667953574</text:p>
          </table:table-cell>
          <table:table-cell office:value-type="float" office:value="0">
            <text:p>0</text:p>
          </table:table-cell>
          <table:table-cell table:formula="of:=[.F18]*(1+0.05*(RAND()*2-1))" office:value-type="float" office:value="0">
            <text:p>0</text:p>
          </table:table-cell>
          <table:table-cell office:value-type="float" office:value="3.6875">
            <text:p>3.687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arms.minspeed}</text:p>
          </table:table-cell>
          <table:table-cell office:value-type="string">
            <text:p>${arm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FTARM_ELBOW</text:p>
          </table:table-cell>
          <table:table-cell office:value-type="float" office:value="56">
            <text:p>56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19]*(1+0.05*(RAND()*2-1))" office:value-type="float" office:value="0.0654100907190392">
            <text:p>0.0654100907</text:p>
          </table:table-cell>
          <table:table-cell office:value-type="float" office:value="0">
            <text:p>0</text:p>
          </table:table-cell>
          <table:table-cell table:formula="of:=[.F19]*(1+0.05*(RAND()*2-1))" office:value-type="float" office:value="0">
            <text:p>0</text:p>
          </table:table-cell>
          <table:table-cell office:value-type="float" office:value="3.6875">
            <text:p>3.687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arms.minspeed}</text:p>
          </table:table-cell>
          <table:table-cell office:value-type="string">
            <text:p>${arm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FTARM_BICEP_ROTATE</text:p>
          </table:table-cell>
          <table:table-cell office:value-type="float" office:value="57">
            <text:p>57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20]*(1+0.05*(RAND()*2-1))" office:value-type="float" office:value="0.0682055210911979">
            <text:p>0.0682055211</text:p>
          </table:table-cell>
          <table:table-cell office:value-type="float" office:value="0">
            <text:p>0</text:p>
          </table:table-cell>
          <table:table-cell table:formula="of:=[.F20]*(1+0.05*(RAND()*2-1))" office:value-type="float" office:value="0">
            <text:p>0</text:p>
          </table:table-cell>
          <table:table-cell office:value-type="float" office:value="3.6875">
            <text:p>3.6875</text:p>
          </table:table-cell>
          <table:table-cell office:value-type="float" office:value="-120">
            <text:p>-12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arms.minspeed}</text:p>
          </table:table-cell>
          <table:table-cell office:value-type="string">
            <text:p>${arm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FTARM_SHOULDER_UD</text:p>
          </table:table-cell>
          <table:table-cell office:value-type="float" office:value="58">
            <text:p>58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21]*(1+0.05*(RAND()*2-1))" office:value-type="float" office:value="0.0673767512322714">
            <text:p>0.0673767512</text:p>
          </table:table-cell>
          <table:table-cell office:value-type="float" office:value="0">
            <text:p>0</text:p>
          </table:table-cell>
          <table:table-cell table:formula="of:=[.F21]*(1+0.05*(RAND()*2-1))" office:value-type="float" office:value="0">
            <text:p>0</text:p>
          </table:table-cell>
          <table:table-cell office:value-type="float" office:value="3.6875">
            <text:p>3.687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arms.minspeed}</text:p>
          </table:table-cell>
          <table:table-cell office:value-type="string">
            <text:p>${arm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FTARM_SHOULDER_IO</text:p>
          </table:table-cell>
          <table:table-cell office:value-type="float" office:value="59">
            <text:p>59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22]*(1+0.05*(RAND()*2-1))" office:value-type="float" office:value="0.0633890538786848">
            <text:p>0.0633890539</text:p>
          </table:table-cell>
          <table:table-cell office:value-type="float" office:value="0">
            <text:p>0</text:p>
          </table:table-cell>
          <table:table-cell table:formula="of:=[.F22]*(1+0.05*(RAND()*2-1))" office:value-type="float" office:value="0">
            <text:p>0</text:p>
          </table:table-cell>
          <table:table-cell office:value-type="float" office:value="3.6875">
            <text:p>3.687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arms.minspeed}</text:p>
          </table:table-cell>
          <table:table-cell office:value-type="string">
            <text:p>${arm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RIGHTARM_THUMB</text:p>
          </table:table-cell>
          <table:table-cell office:value-type="float" office:value="61">
            <text:p>61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23]*(1+0.05*(RAND()*2-1))" office:value-type="float" office:value="0.0682213766283045">
            <text:p>0.0682213766</text:p>
          </table:table-cell>
          <table:table-cell office:value-type="float" office:value="0">
            <text:p>0</text:p>
          </table:table-cell>
          <table:table-cell table:formula="of:=[.F23]*(1+0.05*(RAND()*2-1))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">
            <text:p>9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360">
            <text:p>360</text:p>
          </table:table-cell>
          <table:table-cell office:value-type="float" office:value="500">
            <text:p>500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RIGHTARM_TRIGGER</text:p>
          </table:table-cell>
          <table:table-cell office:value-type="float" office:value="62">
            <text:p>62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24]*(1+0.05*(RAND()*2-1))" office:value-type="float" office:value="0.0682201462425292">
            <text:p>0.0682201462</text:p>
          </table:table-cell>
          <table:table-cell office:value-type="float" office:value="0">
            <text:p>0</text:p>
          </table:table-cell>
          <table:table-cell table:formula="of:=[.F24]*(1+0.05*(RAND()*2-1)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80">
            <text:p>-18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360">
            <text:p>360</text:p>
          </table:table-cell>
          <table:table-cell office:value-type="float" office:value="500">
            <text:p>500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RIGHTARM_MIDDLE</text:p>
          </table:table-cell>
          <table:table-cell office:value-type="float" office:value="63">
            <text:p>63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25]*(1+0.05*(RAND()*2-1))" office:value-type="float" office:value="0.064784898639967">
            <text:p>0.0647848986</text:p>
          </table:table-cell>
          <table:table-cell office:value-type="float" office:value="0">
            <text:p>0</text:p>
          </table:table-cell>
          <table:table-cell table:formula="of:=[.F25]*(1+0.05*(RAND()*2-1))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360">
            <text:p>360</text:p>
          </table:table-cell>
          <table:table-cell office:value-type="float" office:value="500">
            <text:p>500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RIGHTARM_RING</text:p>
          </table:table-cell>
          <table:table-cell office:value-type="float" office:value="64">
            <text:p>64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26]*(1+0.05*(RAND()*2-1))" office:value-type="float" office:value="0.0657757559667031">
            <text:p>0.065775756</text:p>
          </table:table-cell>
          <table:table-cell office:value-type="float" office:value="0">
            <text:p>0</text:p>
          </table:table-cell>
          <table:table-cell table:formula="of:=[.F26]*(1+0.05*(RAND()*2-1))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360">
            <text:p>360</text:p>
          </table:table-cell>
          <table:table-cell office:value-type="float" office:value="500">
            <text:p>500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RIGHTARM_FOREARM_ROTATE</text:p>
          </table:table-cell>
          <table:table-cell office:value-type="float" office:value="65">
            <text:p>65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27]*(1+0.05*(RAND()*2-1))" office:value-type="float" office:value="0.0654477274914583">
            <text:p>0.0654477275</text:p>
          </table:table-cell>
          <table:table-cell office:value-type="float" office:value="0">
            <text:p>0</text:p>
          </table:table-cell>
          <table:table-cell table:formula="of:=[.F27]*(1+0.05*(RAND()*2-1))" office:value-type="float" office:value="0">
            <text:p>0</text:p>
          </table:table-cell>
          <table:table-cell office:value-type="float" office:value="-3.6875">
            <text:p>-3.6875</text:p>
          </table:table-cell>
          <table:table-cell office:value-type="float" office:value="-36.875">
            <text:p>-36.87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arms.minspeed}</text:p>
          </table:table-cell>
          <table:table-cell office:value-type="string">
            <text:p>${arm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RIGHTARM_ELBOW</text:p>
          </table:table-cell>
          <table:table-cell office:value-type="float" office:value="66">
            <text:p>66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28]*(1+0.05*(RAND()*2-1))" office:value-type="float" office:value="0.0673108290974051">
            <text:p>0.0673108291</text:p>
          </table:table-cell>
          <table:table-cell office:value-type="float" office:value="0">
            <text:p>0</text:p>
          </table:table-cell>
          <table:table-cell table:formula="of:=[.F28]*(1+0.05*(RAND()*2-1))" office:value-type="float" office:value="0">
            <text:p>0</text:p>
          </table:table-cell>
          <table:table-cell office:value-type="float" office:value="-3.6875">
            <text:p>-3.687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arms.minspeed}</text:p>
          </table:table-cell>
          <table:table-cell office:value-type="string">
            <text:p>${arm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RIGHTARM_BICEP_ROTATE</text:p>
          </table:table-cell>
          <table:table-cell office:value-type="float" office:value="67">
            <text:p>67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29]*(1+0.05*(RAND()*2-1))" office:value-type="float" office:value="0.0641848262647788">
            <text:p>0.0641848263</text:p>
          </table:table-cell>
          <table:table-cell office:value-type="float" office:value="0">
            <text:p>0</text:p>
          </table:table-cell>
          <table:table-cell table:formula="of:=[.F29]*(1+0.05*(RAND()*2-1))" office:value-type="float" office:value="0">
            <text:p>0</text:p>
          </table:table-cell>
          <table:table-cell office:value-type="float" office:value="-3.6875">
            <text:p>-3.6875</text:p>
          </table:table-cell>
          <table:table-cell office:value-type="float" office:value="-20">
            <text:p>-2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arms.minspeed}</text:p>
          </table:table-cell>
          <table:table-cell office:value-type="string">
            <text:p>${arm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RIGHTARM_SHOULDER_UD</text:p>
          </table:table-cell>
          <table:table-cell office:value-type="float" office:value="68">
            <text:p>68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30]*(1+0.05*(RAND()*2-1))" office:value-type="float" office:value="0.0646602888281147">
            <text:p>0.0646602888</text:p>
          </table:table-cell>
          <table:table-cell office:value-type="float" office:value="0">
            <text:p>0</text:p>
          </table:table-cell>
          <table:table-cell table:formula="of:=[.F30]*(1+0.05*(RAND()*2-1))" office:value-type="float" office:value="0">
            <text:p>0</text:p>
          </table:table-cell>
          <table:table-cell office:value-type="float" office:value="-3.6875">
            <text:p>-3.6875</text:p>
          </table:table-cell>
          <table:table-cell office:value-type="float" office:value="-25.81">
            <text:p>-25.8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arms.minspeed}</text:p>
          </table:table-cell>
          <table:table-cell office:value-type="string">
            <text:p>${arm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RIGHTARM_SHOULDER_IO</text:p>
          </table:table-cell>
          <table:table-cell office:value-type="float" office:value="69">
            <text:p>69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31]*(1+0.05*(RAND()*2-1))" office:value-type="float" office:value="0.064128309370329">
            <text:p>0.0641283094</text:p>
          </table:table-cell>
          <table:table-cell office:value-type="float" office:value="0">
            <text:p>0</text:p>
          </table:table-cell>
          <table:table-cell table:formula="of:=[.F31]*(1+0.05*(RAND()*2-1))" office:value-type="float" office:value="0">
            <text:p>0</text:p>
          </table:table-cell>
          <table:table-cell office:value-type="float" office:value="-3.6875">
            <text:p>-3.687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arms.minspeed}</text:p>
          </table:table-cell>
          <table:table-cell office:value-type="string">
            <text:p>${arm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WAIST</text:p>
          </table:table-cell>
          <table:table-cell office:value-type="float" office:value="91">
            <text:p>91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32]*(1+0.05*(RAND()*2-1))" office:value-type="float" office:value="0.0650475220133861">
            <text:p>0.065047522</text:p>
          </table:table-cell>
          <table:table-cell office:value-type="float" office:value="0">
            <text:p>0</text:p>
          </table:table-cell>
          <table:table-cell table:formula="of:=[.F32]*(1+0.05*(RAND()*2-1))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12">
            <text:p>-1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NECKUD</text:p>
          </table:table-cell>
          <table:table-cell office:value-type="float" office:value="94">
            <text:p>94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33]*(1+0.05*(RAND()*2-1))" office:value-type="float" office:value="0.0662359036008517">
            <text:p>0.0662359036</text:p>
          </table:table-cell>
          <table:table-cell office:value-type="float" office:value="0">
            <text:p>0</text:p>
          </table:table-cell>
          <table:table-cell table:formula="of:=[.F33]*(1+0.05*(RAND()*2-1))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NECKLR</text:p>
          </table:table-cell>
          <table:table-cell office:value-type="float" office:value="93">
            <text:p>93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34]*(1+0.05*(RAND()*2-1))" office:value-type="float" office:value="0.0691150627254198">
            <text:p>0.0691150627</text:p>
          </table:table-cell>
          <table:table-cell office:value-type="float" office:value="0">
            <text:p>0</text:p>
          </table:table-cell>
          <table:table-cell table:formula="of:=[.F34]*(1+0.05*(RAND()*2-1)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2" table:number-rows-repeated="1048541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05T09:46:07</dc:date>
    <meta:generator>LibreOffice/3.5$Linux_X86_64 LibreOffice_project/350m1$Build-2</meta:generator>
    <meta:editing-duration>P0D</meta:editing-duration>
    <meta:editing-cycles>2</meta:editing-cycles>
    <meta:document-statistic meta:table-count="1" meta:cell-count="510" meta:object-count="0"/>
  </office:meta>
</office:document-meta>
</file>